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d766f" officeooo:paragraph-rsid="005d766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1bf317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766f" officeooo:paragraph-rsid="005d766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63f4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61eb" officeooo:paragraph-rsid="006161e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161eb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6161eb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6161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06e1f" style:font-weight-asian="bold" style:font-weight-complex="bold"/>
    </style:style>
    <style:style style:name="T3" style:family="text">
      <style:text-properties fo:font-weight="bold" officeooo:rsid="006161eb" style:font-weight-asian="bold" style:font-weight-complex="bold"/>
    </style:style>
    <style:style style:name="T4" style:family="text">
      <style:text-properties fo:font-weight="bold" officeooo:rsid="006249cc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52251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cc5d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6db1cc" style:font-size-asian="12pt" style:font-weight-asian="bold" style:font-size-complex="12pt" style:font-weight-complex="bold"/>
    </style:style>
    <style:style style:name="T15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6161e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5d766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bold" officeooo:rsid="006161eb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fo:font-size="12pt" fo:font-style="normal" fo:font-weight="normal" officeooo:rsid="006161e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fo:font-weight="normal" officeooo:rsid="006249c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fo:font-weight="bold" officeooo:rsid="006161eb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officeooo:rsid="00606e1f"/>
    </style:style>
    <style:style style:name="T23" style:family="text">
      <style:text-properties officeooo:rsid="006161eb"/>
    </style:style>
    <style:style style:name="T24" style:family="text">
      <style:text-properties officeooo:rsid="006dd477"/>
    </style:style>
    <style:style style:name="T25" style:family="text">
      <style:text-properties officeooo:rsid="006e8479"/>
    </style:style>
    <style:style style:name="T26" style:family="text">
      <style:text-properties officeooo:rsid="006f6a9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5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B1" office:value-type="string">
            <text:p text:style-name="P7">3xx - Flight</text:p>
          </table:table-cell>
          <table:table-cell table:style-name="Table1.B1" office:value-type="string">
            <text:p text:style-name="P7">4xx - A2A</text:p>
          </table:table-cell>
          <table:table-cell table:style-name="Table1.E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1"><text:span text:style-name="T6">5</text:span><text:span text:style-name="T7">0</text:span><text:span text:style-name="T13">2</text:span><text:span text:style-name="T8"> - </text:span><text:span text:style-name="T9">A/G </text:span><text:span text:style-name="T10">- </text:span><text:span text:style-name="T11">Pilot - </text:span><text:span text:style-name="T14">CBU Dispensers</text:span></text:p>
      <text:p text:style-name="P2"/>
      <text:p text:style-name="P3">Fence In</text:p>
      <text:list text:style-name="L1">
        <text:list-item>
          <text:p text:style-name="P8"><text:span text:style-name="T12">MASTER ARM</text:span><text:span text:style-name="T15"> ... </text:span><text:span text:style-name="T9">ON</text:span></text:p>
        </text:list-item>
      </text:list>
      <text:p text:style-name="P4"/>
      <text:p text:style-name="P5"><text:span text:style-name="T24">CBU </text:span>Dispensers</text:p>
      <text:list text:style-name="L2">
        <text:list-item>
          <text:p text:style-name="P13"><text:span text:style-name="T21">CBU-2B/A dispensers</text:span><text:span text:style-name="T19"> with BLU-3B bomblets recommended. <text:s/>Other bomblet types have not been tested.</text:span></text:p>
        </text:list-item>
      </text:list>
      <text:list xml:id="list539709953" text:style-name="L3">
        <text:list-item>
          <text:p text:style-name="P9">Setup:</text:p>
          <text:list>
            <text:list-item>
              <text:p text:style-name="P9"><text:span text:style-name="T1">Sight Mode knob</text:span> ... <text:span text:style-name="T1">CAGE</text:span><text:span text:style-name="T23">,</text:span> or <text:span text:style-name="T1">A/G</text:span></text:p>
            </text:list-item>
            <text:list-item>
              <text:p text:style-name="P9"><text:span text:style-name="T1">Reticle Depression knob</text:span> ... <text:span text:style-name="T3">as needed</text:span><text:span text:style-name="T23">, about </text:span><text:span text:style-name="T3">120 mils</text:span><text:span text:style-name="T23"> seems right for ~200 ft, ~450 kts delivery, or just aim halfway between the</text:span><text:span text:style-name="T25"> </text:span><text:span text:style-name="T26">CAGE</text:span><text:span text:style-name="T23"> reticle and bottom of gunsight glass</text:span></text:p>
            </text:list-item>
            <text:list-item>
              <text:p text:style-name="P9"><text:span text:style-name="T1">Station Selection buttons</text:span> ... <text:span text:style-name="T1">weapon stations selected</text:span></text:p>
            </text:list-item>
            <text:list-item>
              <text:p text:style-name="P9"><text:span text:style-name="T1">Fuze switch</text:span> ... <text:span text:style-name="T3">ignored</text:span></text:p>
            </text:list-item>
            <text:list-item>
              <text:p text:style-name="P9"><text:span text:style-name="T1">Delivery Mode knob</text:span> ... <text:span text:style-name="T1">DIRECT</text:span></text:p>
            </text:list-item>
            <text:list-item>
              <text:p text:style-name="P9"><text:span text:style-name="T1">Weapon Select knob</text:span> ... <text:span text:style-name="T1">ROCKETS &amp; DISP</text:span></text:p>
            </text:list-item>
            <text:list-item>
              <text:p text:style-name="P10"><text:span text:style-name="T1">AWRU INTRVL knob</text:span> and <text:span text:style-name="T1">switch</text:span> ... <text:span text:style-name="T1">as needed</text:span><text:span text:style-name="T3">, 0.01 to 0.05 recommended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4"><text:span text:style-name="T19">0.01 covers about 0.25 nmi, 0.05 covers about 0.5 nmi</text:span><text:span text:style-name="T20">.</text:span></text:p>
                </text:list-item>
              </text:list>
            </text:list-item>
          </text:list>
        </text:list-item>
      </text:list>
      <text:list xml:id="list41808441785870" text:continue-list="list539709953" text:style-name="L3">
        <text:list-item>
          <text:list>
            <text:list-item>
              <text:p text:style-name="P11"><text:span text:style-name="T1">AWRU </text:span><text:span text:style-name="T2">QTY knob</text:span><text:span text:style-name="T22"> </text:span>... <text:span text:style-name="T3">S to fire from all dispensers simultaneously</text:span><text:span text:style-name="T4">, including centerline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2">All other modes fire only from the outermost stations, even if centerline station is also selected.</text:p>
                </text:list-item>
              </text:list>
            </text:list-item>
          </text:list>
        </text:list-item>
      </text:list>
      <text:list xml:id="list41808942648624" text:continue-list="list41808441785870" text:style-name="L3">
        <text:list-item>
          <text:p text:style-name="P9"><text:span text:style-name="T1">Press and hold Red Button to drop</text:span>. <text:s/>Dispensers will fire as long as button is held.</text:p>
        </text:list-item>
      </text:list>
      <text:list text:style-name="L6">
        <text:list-item>
          <text:p text:style-name="P15"><text:span text:style-name="T17">With low altitude attack (~200 ft</text:span><text:span text:style-name="T16">, ~450 kts</text:span><text:span text:style-name="T17">), start dropping when target is </text:span><text:span text:style-name="T18">halfway between the reticle and bottom of gunsight glass</text:span><text:span text:style-name="T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7:57.586000000</dc:date>
    <meta:editing-duration>PT17H41M52S</meta:editing-duration>
    <meta:editing-cycles>9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4" meta:word-count="212" meta:character-count="1133" meta:non-whitespace-character-count="958"/>
  </office:meta>
</office:document-meta>
</file>